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00/00/00</text:date>, <text:time style:data-style-name="N2" text:time-value="10:21:09.6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5-02T10:30:13.092000000</dc:date>
    <meta:editing-duration>PT11H22M23S</meta:editing-duration>
    <meta:editing-cycles>109</meta:editing-cycles>
    <meta:generator>LibreOffice/6.4.3.2$Windows_X86_64 LibreOffice_project/747b5d0ebf89f41c860ec2a39efd7cb15b54f2d8</meta:generator>
    <meta:document-statistic meta:table-count="37" meta:cell-count="1269" meta:object-count="0"/>
  </office:meta>
</office:document-meta>
</file>